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exusSerif" svg:font-family="NexusSerif, Georgia, 'Times New Roman', Times, STIXGeneral, 'Cambria Math', 'Lucida Sans Unicode', 'Microsoft Sans Serif', 'Segoe UI Symbol', 'Arial Unicode MS', 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officeooo:paragraph-rsid="000c3946" style:font-weight-asian="bold" style:font-weight-complex="bold"/>
    </style:style>
    <style:style style:name="P4" style:family="paragraph" style:parent-style-name="Standard">
      <style:paragraph-properties fo:text-align="justify" style:justify-single-word="false"/>
      <style:text-properties fo:font-weight="bold" officeooo:paragraph-rsid="0026523c" fo:background-color="transparent" style:font-weight-asian="bold" style:font-weight-complex="bold"/>
    </style:style>
    <style:style style:name="P5" style:family="paragraph" style:parent-style-name="Standard">
      <style:paragraph-properties fo:text-align="justify" style:justify-single-word="false"/>
      <style:text-properties fo:font-weight="bold" officeooo:paragraph-rsid="0033a8f9" fo:background-color="transparent" style:font-weight-asian="bold" style:font-weight-complex="bold"/>
    </style:style>
    <style:style style:name="P6" style:family="paragraph" style:parent-style-name="Standard">
      <style:paragraph-properties fo:text-align="justify" style:justify-single-word="false"/>
      <style:text-properties fo:font-weight="bold" officeooo:paragraph-rsid="0035930a" fo:background-color="transparent" style:font-weight-asian="bold" style:font-weight-complex="bold"/>
    </style:style>
    <style:style style:name="P7" style:family="paragraph" style:parent-style-name="Standard">
      <style:paragraph-properties fo:text-align="justify" style:justify-single-word="false"/>
      <style:text-properties fo:font-weight="bold" officeooo:paragraph-rsid="0038b44e" fo:background-color="transparent" style:font-weight-asian="bold" style:font-weight-complex="bold"/>
    </style:style>
    <style:style style:name="P8" style:family="paragraph" style:parent-style-name="Standard">
      <style:paragraph-properties fo:text-align="justify" style:justify-single-word="false"/>
      <style:text-properties fo:font-weight="bold" officeooo:paragraph-rsid="003af4dd" fo:background-color="transparent" style:font-weight-asian="bold" style:font-weight-complex="bold"/>
    </style:style>
    <style:style style:name="P9" style:family="paragraph" style:parent-style-name="Standard">
      <style:paragraph-properties fo:text-align="justify" style:justify-single-word="false"/>
      <style:text-properties fo:font-weight="normal" style:font-weight-asian="normal" style:font-weight-complex="normal"/>
    </style:style>
    <style:style style:name="P10" style:family="paragraph" style:parent-style-name="Standard">
      <style:paragraph-properties fo:text-align="justify" style:justify-single-word="false"/>
      <style:text-properties fo:font-weight="normal" fo:background-color="transparent" style:font-weight-asian="normal" style:font-weight-complex="normal"/>
    </style:style>
    <style:style style:name="P11" style:family="paragraph" style:parent-style-name="Standard">
      <style:paragraph-properties fo:text-align="justify" style:justify-single-word="false"/>
      <style:text-properties fo:font-weight="normal" officeooo:paragraph-rsid="0015ac4e" fo:background-color="transparent" style:font-weight-asian="normal" style:font-weight-complex="normal"/>
    </style:style>
    <style:style style:name="P12" style:family="paragraph" style:parent-style-name="Standard">
      <style:paragraph-properties fo:text-align="justify" style:justify-single-word="false"/>
      <style:text-properties fo:font-weight="normal" officeooo:paragraph-rsid="001efcbb" fo:background-color="transparent" style:font-weight-asian="normal" style:font-weight-complex="normal"/>
    </style:style>
    <style:style style:name="P13" style:family="paragraph" style:parent-style-name="Standard">
      <style:paragraph-properties fo:text-align="justify" style:justify-single-word="false"/>
      <style:text-properties fo:font-weight="normal" officeooo:paragraph-rsid="0026523c" fo:background-color="transparent" style:font-weight-asian="normal" style:font-weight-complex="normal"/>
    </style:style>
    <style:style style:name="P14" style:family="paragraph" style:parent-style-name="Standard">
      <style:paragraph-properties fo:text-align="justify" style:justify-single-word="false"/>
      <style:text-properties fo:font-weight="normal" officeooo:paragraph-rsid="001efcbb" fo:background-color="#fff200"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398614" style:font-weight-asian="normal" style:font-weight-complex="normal"/>
    </style:style>
    <style:style style:name="T3" style:family="text">
      <style:text-properties fo:font-weight="normal" fo:background-color="#fff200" loext:char-shading-value="0" style:font-weight-asian="normal" style:font-weight-complex="normal"/>
    </style:style>
    <style:style style:name="T4" style:family="text">
      <style:text-properties fo:font-weight="normal" fo:background-color="#ffff00" loext:char-shading-value="0" style:font-weight-asian="normal" style:font-weight-complex="normal"/>
    </style:style>
    <style:style style:name="T5" style:family="text">
      <style:text-properties fo:font-weight="normal" officeooo:rsid="00398614" fo:background-color="#ffff00" loext:char-shading-value="0" style:font-weight-asian="normal" style:font-weight-complex="normal"/>
    </style:style>
    <style:style style:name="T6" style:family="text">
      <style:text-properties fo:background-color="#fff200" loext:char-shading-value="0"/>
    </style:style>
    <style:style style:name="T7" style:family="text">
      <style:text-properties fo:background-color="#fff200" loext:char-shading-value="0"/>
    </style:style>
    <style:style style:name="T8" style:family="text">
      <style:text-properties officeooo:rsid="0018709e" fo:background-color="#fff200" loext:char-shading-value="0"/>
    </style:style>
    <style:style style:name="T9" style:family="text">
      <style:text-properties officeooo:rsid="002b196e" fo:background-color="#fff200" loext:char-shading-value="0"/>
    </style:style>
    <style:style style:name="T10" style:family="text">
      <style:text-properties officeooo:rsid="002f07da" fo:background-color="#fff200" loext:char-shading-value="0"/>
    </style:style>
    <style:style style:name="T11" style:family="text">
      <style:text-properties officeooo:rsid="002b196e"/>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 El largo y ventoso camino hacia la selección genómica </text:p>
      <text:p text:style-name="P3"/>
      <text:p text:style-name="P3">1.1 . Genética y cría de animales</text:p>
      <text:p text:style-name="P1"/>
      <text:p text:style-name="P1"><text:span text:style-name="T7">Desde el principio, hubo dos tradiciones científicas en genética y en sus aplicaciones a la cría de animales. La primera, que podemos llamar tradición molecular, parte de Mendel y su objetivo es localizar y caracterizar desde un punto de vista bioquímico aquellos factores que forman el programa genético, esperando algún día manipularlo para nuestro beneficio. El segundo, cuyo origen se remonta a Galton, y que podemos llamar tradición estadística, estudia la manifestación del programa genético en los rasgos cuantitativos a través de las correlaciones entre parientes con el objetivo de inducir un cambio genético-económico en los rasgos productivos. Estas dos tradiciones no se han mantenido como dos escuelas científicas separadas, sino que se entremezclan o se separan según sus respectivos logros.</text:span> Además, algún criador de animales prominente como Alan Robertson podría representar ambas tradiciones.</text:p>
      <text:p text:style-name="P1"/>
      <text:p text:style-name="P1"><text:span text:style-name="T7">El estudio de polimorfismos enzimáticos mediante electroforesis abrió nuevas vías, en la década de 1960</text:span>, para investigar la variación genética de poblaciones animales, que en el caso del ganado disponían, hasta entonces, de grupos sanguíneos y mutantes de color como genes únicos de herencia conocida ( Neimann-Sorensen y Robertson, 1961 ). La electroforesis permitió estudiar genes de forma independiente de si presentaban o no variabilidad fenotípica, y reveló una variabilidad genética creciente. Sin embargo, solo se detectaron un puñado de variantes genéticas debido a las limitaciones de la técnica.</text:p>
      <text:p text:style-name="P1"/>
      <text:p text:style-name="P2">1.2 . La explosión y el engaño de QTL</text:p>
      <text:p text:style-name="P9"/>
      <text:p text:style-name="P9"><text:span text:style-name="T7">El advenimiento de las nuevas técnicas de análisis de ADN marca el comienzo de un nuevo campo de la genómica: la disciplina científica del mapeo, secuenciación y análisis del nivel genómico de la información del ADN. Aprovechando los marcadores polimórficos llamados microsatélites, diseminados por todo el genoma, los investigadores pudieron construir mapas genéticos de especies domésticas y buscar regiones del genoma que alberguen genes que afecten el desempeño de rasgos económicamente importantes.</text:span></text:p>
      <text:p text:style-name="P10"/>
      <text:p text:style-name="P11"><text:span text:style-name="T6">En la década de 1990 comenzó el experimento de detección de QTL. Andersson (2001) revisó los métodos para detectar estos loci. Inicialmente, se utilizaron dos diseños básicos. El primero utiliza el desequilibrio de ligamiento entre marcadores y QTL generado por cruces.</text:span> Por lo general, los animales se generan cruzando razas que son muy divergentes en cuanto a los rasgos de interés (por ejemplo, jabalí europeo y gran blanco doméstico o aves de la jungla y pollo leghorn blanco doméstico). <text:span text:style-name="T6">El segundo diseño utiliza principalmente el desequilibrio de </text:span><text:span text:style-name="T8">ligamiento</text:span><text:span text:style-name="T6"> intrafamiliar.</text:span> Este diseño es especialmente adecuado para poblaciones comerciales como ganado lechero donde hay disponibles grandes familias de medios hermanos. Esta actividad ha tenido mucho éxito. En la base de datos http://www.animalgenome.org/QTLdb/ el número de QTL reportados es 9862 que afectan a 653 rasgos (cerdos), 8305 que afectan a 467 rasgos (ganado), 3919 a 297 rasgos (pollo) y 789 a 219 rasgos. (oveja).</text:p>
      <text:p text:style-name="P11"/>
      <text:p text:style-name="P11"><text:span text:style-name="T6">Después de detectar un QTL, la siguiente tarea es localizar el gen responsable (mutación causal). En los estudios de detección de QTL, podemos localizar un QTL en un cromosoma como una región de aproximadamente 20 a 40 <text:s/>cM (probablemente albergando entre 200 y 400 genes), lo que dificulta la identificación del gen subyacente responsable. Para refinar la posición se pueden tomar varias acciones: aumentar el número de individuos, realizar un mapeo fino o probar el "enfoque del gen candidato".</text:span> <text:soft-page-break/><text:span text:style-name="T6">Todos estos enfoques son difíciles, costosos en términos de tiempo y dinero y el éxito no está garantizado, por lo que la ubicación del gen responsable es una tarea formidable.</text:span> Georges (2007) describe tres historias de éxito: DGAT1 y ABCG2 que afectan la composición de la leche en bovinos e IGF2 y MSTN que influyen en la masa muscular en porcinos y ovinos, respectivamente. No obstante,<text:span text:style-name="T6"> las dificultades para encontrar las mutaciones causales pueden ilustrarse, por ejemplo, por más de 9000 QTL notificados en cerdos, de los cuales menos de una docena de mutaciones causales se han establecido firmemente.</text:span> Curiosamente, <text:span text:style-name="T6">el primer QTL informado en el ganado fue FAT1 QTL localizado en el cromosoma 4 del cerdo</text:span> ( Andersson, 2001 , Andersson et al., 1994 ); <text:span text:style-name="T6">sin embargo, aún se desconoce su mutación causal.</text:span></text:p>
      <text:p text:style-name="P11"><text:span text:style-name="T6"/></text:p>
      <text:p text:style-name="P12">1.3 . Selección asistida por marcadores</text:p>
      <text:p text:style-name="P12"/>
      <text:p text:style-name="P12"><text:span text:style-name="T6">Una de las principales motivaciones para la detección de QTL en animales domésticos es la selección asistida por marcadores (MAS). La forma habitual de pensar en MAS es un proceso de tres pasos. Primero, detecte uno o varios QTL. En segundo lugar, encuentre el gen responsable (mutación causal). En tercer lugar, aumente la frecuencia del alelo favorable por selección o por introgresión.</text:span> Hay algunos ejemplos como el gen halotano en cerdos o el gen Booroola en ovejas. Esta estrategia debería llamarse mejor selección asistida por genes. <text:span text:style-name="T6">Otro enfoque es utilizar marcadores que están en desequilibrio de ligamiento o equilibrio de ligamiento con QTL</text:span>. Todas estas aplicaciones, desde un punto de vista comercial, fueron revisadas por Dekkers (2004) .</text:p>
      <text:p text:style-name="P12"/>
      <text:p text:style-name="P12">La teoría subyacente al MAS fue aclarada en gran medida por Lande y Thompson (1990 ). Si se conocieran el fenotipo y los QTL verdaderos para un rasgo, la ventaja de la respuesta de selección de QTL con respecto a la selección fenotípica sería 1 / h , donde h es la raíz cuadrada de la heredabilidad. Por tanto, para heredabilidades de 0,10, 0,25 y 0,50, la ventaja sería enorme: 316%, 200% y 140%, respectivamente. Si los marcadores explican solo el p por ciento de la varianza aditiva, la ventaja sería simplemente <draw:frame draw:style-name="fr1" draw:name="Objeto1" text:anchor-type="as-char" svg:y="-0.413cm" svg:width="1.127cm" svg:height="0.504cm" draw:z-index="0"><draw:object xlink:href="./Object 1" xlink:type="simple" xlink:show="embed" xlink:actuate="onLoad"/><draw:image xlink:href="./ObjectReplacements/Object 1" xlink:type="simple" xlink:show="embed" xlink:actuate="onLoad"/></draw:frame>. También desarrollaron índices de selección que combinan información fenotípica individual y familiar y puntuaciones moleculares. En el artículo, los autores asumen que <text:span text:style-name="T6">el desequilibrio de ligamiento entre marcadores y QTL es el factor clave para el éxito de MAS</text:span> y, por lo tanto, consideran una población cruzada como la más apropiada.</text:p>
      <text:p text:style-name="P12"/>
      <text:p text:style-name="P14">El impacto de MAS en los programas de cría de ganado ha sido modesto porque el QTL que excede los umbrales de significancia elegidos generalmente representa solo una fracción menor de la variación del rasgo. Sin embargo, Smith y Smith (1993) enfatizaron que el número de marcadores era la única limitación para el éxito del MAS, incluso en poblaciones panmícticas. Se dieron cuenta de que sería cuestión de tiempo que hubiera suficientes marcadores disponibles e instaron a los laboratorios a realizar la tarea.</text:p>
      <text:p text:style-name="P12"/>
      <text:p text:style-name="P4">2 . Selección genómica </text:p>
      <text:p text:style-name="P4"/>
      <text:p text:style-name="P4">2.1 . Muchos marcadores disponibles a un costo asequible</text:p>
      <text:p text:style-name="P4"><text:span text:style-name="T1"/></text:p>
      <text:p text:style-name="P13"><text:span text:style-name="T6">Meuwissen y col. (2001) propuso lo que hoy se llama selección genómica. Tiene sus raíces en dos supuestos que ahora se han cumplido. El primero es que los paneles con decenas de miles de marcadores estarán disponibles junto con procedimientos de genotipado rentables, y el segundo es que la densidad del marcador será suficiente para que todos los genes responsables de un rasgo estén en desequilibrio de ligamiento con marcadores flanqueantes.</text:span> Los proyectos genómicos en varias especies domésticas han permitido descubrir un gran número de SNP como subproducto de la secuenciación o en la posterior re-secuenciación. Aunque todavía estamos lejos de los últimos chips SNP humanos con <text:soft-page-break/>más de 3000,000 SNP, existen 'chips SNP' comerciales para ganado (750,000), perros (250,000 SNP), ovejas (56,000 SNP), cerdos (60,000 SNP), caballos (55,000 SNP) y pollos (600.000 SNP) que pueden genotiparse fácilmente utilizando la misma tecnología bien establecida que en humanos y a un costo razonable.</text:p>
      <text:p text:style-name="P13"/>
      <text:p text:style-name="P13"><text:span text:style-name="T6">En los términos más simples, la selección genómica es un proceso de dos pasos. Primero, estime los efectos de los marcadores (&gt; 50,000 SNP) en una población de referencia (entrenamiento) que ha sido fenotipada y genotipada. En segundo lugar, utilice esta información para predecir el valor genético de los candidatos a la selección en una población de prueba (evaluación) que solo ha sido genotipada para los marcadores anteriores. Conceptualmente, la principal diferencia entre la selección genómica y MAS es que la selección genómica utiliza un panel de marcadores densos para que todos los QTL estén en desequilibrio de ligamiento con al menos un marcador.</text:span> Por esta razón, algunos autores lo denominan selección asistida por genoma. Sin embargo, <text:span text:style-name="T6">aunque Smith y Smith (1993) predi</text:span><text:span text:style-name="T9">jeron</text:span><text:span text:style-name="T6"> de que MAS sería un hecho cuando el número de marcadores era enorme era profética, otras predicciones, como que no se necesitarían nuevos métodos estadísticos sofisticados, claramente han fallado. La selección genómica hizo su advenimiento junto con una galaxia de nuevos métodos estadísticos y computacionales que básicamente se ocupan de lo que generalmente se llama el "problema de la p grande y la n pequeña "; es decir, cómo analizar problemas donde el número de variables es mucho mayor que el número de observaciones.</text:span></text:p>
      <text:p text:style-name="P13"><text:span text:style-name="T6"/></text:p>
      <text:p text:style-name="P4">2.2 . ¿Cuántos SNP?</text:p>
      <text:p text:style-name="P4"><text:span text:style-name="T1"/></text:p>
      <text:p text:style-name="P13"><text:span text:style-name="T6">La continua disminución de los costos de genotipado permite predecir que en un futuro próximo estarán disponibles chips de mayor densidad y, finalmente, todo el genoma. Sin embargo, parece que la capacidad predictiva de tener todo el genoma secuenciado no será mucho mayor que la que se obtiene utilizando los marcadores actuales de 50.000 SNP. </text:span>En una investigación reciente con Drosophila, Ober et al. (2012) demostraron que la capacidad predictiva utilizando todo el genoma (2,5 millones de SNP) era la misma que utilizando 150.000 SNP. En ganado lechero, Van Raden et al. (2011) obtuvieron una ganancia en confiabilidad de solo 1.6% al usar 500,000 marcadores en lugar de 50,000, y usando técnicas de imputación, incluso los paneles de marcadores de baja densidad (3,000 SNP) pueden producir una capacidad predictiva similar en ganado lechero (Berry y Kearney, 2011 ) y cerdos ( Welmann et al., 2013 , Cleveland y Hickey, 2013 ). <text:span text:style-name="T6">Sin embargo, existe una doble ventaja al utilizar la secuencia completa; la primera es que estaremos seguros de que se incluirán todos los QTL y, por lo tanto, el deterioro del desequilibrio de ligamiento a lo largo de generaciones podría aliviarse ( Meuwissen y Goddard, 2010 ), y la segunda es que las evaluaciones de múltiples ra</text:span><text:span text:style-name="T10">za</text:span><text:span text:style-name="T6">s podrían ser probablemente más precisas.</text:span> Ambos temas deben investigarse más a fondo; por ejemplo, se espera que las mutaciones causales se originen en una raza o línea, pero no en otra raza; por tanto, las predicciones de una población no se aplicarán a otra población; en cualquier caso la profundidad de la secuencia será crítica ( Pérez-Enciso, 2014). <text:span text:style-name="T6">Otra ventaja de utilizar la secuencia completa es evitar el sesgo de verificación originado por la preselección de marcadores. Los marcadores se preseleccionan con el objetivo de segregar, lo que produce una sobreestimación de la variabilidad, afectando la relación estimada entre individuos. Cuando se utiliza toda la secuencia, este problema desaparece.</text:span></text:p>
      <text:p text:style-name="P13"><text:span text:style-name="T6"/></text:p>
      <text:p text:style-name="P4">2.3 . Las promesas de la selección genómica</text:p>
      <text:p text:style-name="P4"><text:span text:style-name="T1"/></text:p>
      <text:p text:style-name="P4"><text:span text:style-name="T1">La selección genómica ha sido recibida con mucho entusiasmo y algunas empresas de mejoramiento están rediseñando sus programas de mejoramiento. </text:span><text:span text:style-name="T3">La idea es que utilizando la selección genómica podemos predecir potencialmente los valores de reproducción para los candidatos de selección al nacer con una precisión mayor que el índice de pedigrí clásico. En consecuencia, podemos seleccionar </text:span><text:soft-page-break/><text:span text:style-name="T3">animales a una edad temprana y se espera que en algunos casos se duplique la tasa de mejora genética por año.</text:span><text:span text:style-name="T1"> Por ejemplo, en el ganado lechero, un diseño de reproducción óptimo con selección genómica será más o menos el siguiente:</text:span></text:p>
      <text:p text:style-name="P4"><text:span text:style-name="T1"/></text:p>
      <text:p text:style-name="P5"><text:span text:style-name="T1">(a) Genotipar un gran número de terneros de la población. </text:span></text:p>
      <text:p text:style-name="P5"><text:span text:style-name="T1">(B) Calcule los GEBV para estos terneros (precisión = 0,8). </text:span></text:p>
      <text:p text:style-name="P5"><text:span text:style-name="T1">(C) Seleccione un equipo basado en GEBV y venda el semen de estos toros tan pronto como puedan producirlo. El intervalo generacional se reducirá de ~ 4 <text:s/>años a ~ 2 <text:s/>años y la tasa de ganancia genética se duplicará.</text:span></text:p>
      <text:p text:style-name="P5"><text:span text:style-name="T1"/></text:p>
      <text:p text:style-name="P5"><text:span text:style-name="T1">En especies prolíficas, las ventajas de utilizar la selección genómica son mucho menos claras. Los esquemas de cría de animales se basan en la selección en núcleos de selección para proporcionar animales a los multiplicadores que proporcionarán hembras cruzadas y, en ocasiones, machos cruzados a las granjas comerciales. En estos esquemas, la selección genómica no tendrá su efecto principal al reducir el intervalo generacional, ya que no se realiza ninguna prueba de progenie . Además, los toros y madres tienen un valor mucho menor que el ganado lechero, impidiendo el uso de la selección genómica debido a su costo. Sin embargo, algunos estudios de simulación han demostrado que la selección genómica puede ser rentable en cerdos utilizando técnicas de imputación ( Cleveland y Hickey, 2013 ), y Lillehammer et al. (2013) estiman un aumento en el progreso genético, aproximadamente un 10% más alto cuando se usa la selección genómica en cerdos en el programa nacional noruego.</text:span></text:p>
      <text:p text:style-name="P5"><text:span text:style-name="T1"/></text:p>
      <text:p text:style-name="P6">3 . Dificultades para implementar GS </text:p>
      <text:p text:style-name="P6"/>
      <text:p text:style-name="P6">3.1 . La necesidad de grandes poblaciones de formación</text:p>
      <text:p text:style-name="P6"><text:span text:style-name="T1"/></text:p>
      <text:p text:style-name="P6"><text:span text:style-name="T3">El primer problema que se encuentra al trabajar con GS es la necesidad de tener ecuaciones lo suficientemente precisas para relacionar los SNP con la información fenotípica. Se requieren grandes poblaciones de entrenamiento para obtener precisiones aceptables para los valores genéticos ( Goddard y Hayes, 2009 ). Las poblaciones de adiestramiento pueden estar compuestas por varios miles de animales en ganado lechero ( Wensch-Dorendorf et al., 2011 ), pero el núcleo de selección en conejos y cerdos suele estar compuesto por 12-20 machos y 120-250 hembras por línea; por lo tanto, el número de población efectivo para los rasgos reproductivos puede ser muy pequeño, e incluso para los rasgos de crecimiento. No será fácil recolectar una gran cantidad de animales para la población de entrenamiento, problema que también puede ocurrir en las aves, incluso para núcleos de mayor tamaño. Aunque existen algunos programas nacionales en cerdos, la dificultad de necesitar una gran población de adiestramiento permanece, incluso cuando el fenotipado es fácil como en el tamaño de la camada , porque los rasgos de baja heredabilidad requieren mayores poblaciones de adiestramiento.</text:span><text:span text:style-name="T1"> Haberland y col. (2013) sugieren un número mínimo de 1000 animales en una población de adiestramiento en cerdos. Se han propuesto varias estrategias para los programas nacionales (Lillehammer et al., 2013), y se pueden examinar algunas estrategias que implican poblaciones de entrenamiento más grandes mediante el uso de varias generaciones (Chen et al., 2012), o animales de multiplicadores, que están estrechamente relacionados con los animales del núcleo. </text:span><text:span text:style-name="T3">La eficacia de GS es mayor cuando la población de entrenamiento y los animales que se seleccionarán están estrechamente relacionados; el uso de GS para animales no emparentados requeriría cifras fantásticas para entrenar poblaciones ( Meuwissen, 2009 ).</text:span></text:p>
      <text:p text:style-name="P6"><text:span text:style-name="T3"/></text:p>
      <text:p text:style-name="P7">3.2 . La necesidad de un fenotipado continuo</text:p>
      <text:p text:style-name="P7"><text:span text:style-name="T1"/></text:p>
      <text:p text:style-name="P7"><text:soft-page-break/><text:span text:style-name="T4">Una de las expectativas generadas por GS fue su uso en rasgos que son costosos o difíciles de medir, por ejemplo, rasgos de calidad de la carne. La selección produce LD entre los marcadores y los QTL que afectan los rasgos y </text:span><text:span text:style-name="T5">la</text:span><text:span text:style-name="T4"> GS se basa en el uso de estas asociaciones para evitar medir los rasgos costosos.</text:span><text:span text:style-name="T1"> Sin embargo, algunos rasgos de calidad de la carne apenas se relacionan con los rasgos seleccionados y, en cualquier caso, </text:span><text:span text:style-name="T5">el</text:span><text:span text:style-name="T4"> LD se está perdiendo generación tras generación</text:span><text:span text:style-name="T1">. </text:span><text:span text:style-name="T4">Algunos experimentos de simulación han demostrado que la precisión utilizando los mismos marcadores se pierde rápidamente generación tras generación y se requieren nuevas poblaciones de entrenamiento</text:span><text:span text:style-name="T1"> ( Sonesson y Meuwissen, 2009 , Ibañez y Blasco, 2011). Cuando se requiere un fenotipado continuo y se necesitan grandes poblaciones de entrenamiento, </text:span><text:span text:style-name="T2">la </text:span><text:span text:style-name="T1">GS se vuelve menos atractivo para los rasgos que son costosos de medir.</text:span></text:p>
      <text:p text:style-name="P7"><text:span text:style-name="T1"/></text:p>
      <text:p text:style-name="P8">3.3 . Nuevos problemas para la evaluación genética</text:p>
      <text:p text:style-name="P8"><text:span text:style-name="T1"/></text:p>
      <text:p text:style-name="P8"><text:span text:style-name="T1">El uso de información genómica presenta nuevos problemas para predecir los valores genéticos. En la actualidad, la evaluación genética en los programas comerciales se basa ampliamente en BLUP, lo que garantiza estimaciones no sesgadas si la matriz de relaciones completa y todos los datos utilizados en la selección se incluyen en la evaluación. La preselección de toros en ganado lechero utilizando información genómica puede conducir a predicciones sesgadas con menor precisión, como han señalado Patry y Ducrocq (2011) , lo que lleva a una disminución en el progreso genético y distorsiona las comparaciones internacionales de toros lecheros ( Patry et al., 2013 ). </text:span><text:span text:style-name="T4">La integración de información genómica y fenotípica para predecir los valores genéticos en un solo paso ha sido propuesta por Legarra et al. (2009), pero el costo de computación es mucho mayor y requiere estrategias específicas para resolver las ecuaciones (Legarra y Ducrocq, 2012).</text:span><text:span text:style-name="T1"> La inclusión de efectos no aditivos en el modelo o rasgos no lineales como longevidad produce más complicaciones. En la actualidad se está desarrollando una intensa investigación en esta área, y el progreso de la velocidad y capacidad de computación también ayudará a resolver problemas que hoy en día impiden la implementación de estas solucion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exusSerif" svg:font-family="NexusSerif, Georgia, 'Times New Roman', Times, STIXGeneral, 'Cambria Math', 'Lucida Sans Unicode', 'Microsoft Sans Serif', 'Segoe UI Symbol', 'Arial Unicode MS', 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9T07:17:01.741787432</meta:creation-date>
    <dc:date>2021-10-20T03:13:34.601401297</dc:date>
    <meta:editing-duration>PT2H17M5S</meta:editing-duration>
    <meta:editing-cycles>37</meta:editing-cycles>
    <meta:generator>LibreOffice/6.0.7.3$Linux_X86_64 LibreOffice_project/00m0$Build-3</meta:generator>
    <meta:document-statistic meta:table-count="0" meta:image-count="0" meta:object-count="1" meta:page-count="5" meta:paragraph-count="31" meta:word-count="2719" meta:character-count="17218" meta:non-whitespace-character-count="14522"/>
  </office:meta>
</office:document-meta>
</file>

<file path=Object 1/content.xml><?xml version="1.0" encoding="utf-8"?>
<math xmlns="http://www.w3.org/1998/Math/MathML" display="block">
  <semantics>
    <mrow>
      <msqrt>
        <mi>p</mi>
      </msqrt>
      <mo stretchy="false">/</mo>
      <mi>h</mi>
    </mrow>
    <annotation encoding="StarMath 5.0">sqrt{p} / { h } </annotation>
  </semantics>
</math>
</file>